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0.325cm"/>
    </style:style>
    <style:style style:name="co3" style:family="table-column">
      <style:table-column-properties fo:break-before="auto" style:column-width="5.124cm"/>
    </style:style>
    <style:style style:name="co4" style:family="table-column">
      <style:table-column-properties fo:break-before="auto" style:column-width="9.222cm"/>
    </style:style>
    <style:style style:name="co5" style:family="table-column">
      <style:table-column-properties fo:break-before="auto" style:column-width="18.004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723cm" fo:break-before="auto" style:use-optimal-row-height="tru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2.148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cm" style:writing-mode="page"/>
      <style:text-properties fo:color="#000000" style:text-outline="false" style:text-line-through-style="non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/>
      <style:paragraph-properties fo:text-align="center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/>
      <style:paragraph-properties fo:text-align="end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cm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cm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cm"/>
    </style:style>
    <style:style style:name="ce20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/>
      <style:paragraph-properties fo:text-align="center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26" style:family="table-cell" style:parent-style-name="Default">
      <style:table-cell-properties fo:border="0.06pt solid #000000"/>
      <style:text-properties fo:language="es" fo:country="A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>
      <style:table-cell-properties style:diagonal-bl-tr="none" style:diagonal-tl-br="none" fo:border="0.06pt solid #000000" style:rotation-align="none"/>
    </style:style>
    <style:style style:name="ce30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3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ce12"/>
          <table:table-cell table:style-name="ce21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6" table:number-rows-spanned="1">
            <text:p>Patrones de Diseño</text:p>
          </table:table-cell>
          <table:covered-table-cell table:style-name="ce5"/>
          <table:covered-table-cell table:style-name="ce13"/>
          <table:covered-table-cell table:number-columns-repeated="2" table:style-name="ce22"/>
          <table:covered-table-cell table:style-name="ce3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14"/>
          <table:table-cell table:style-name="ce23"/>
          <table:table-cell table:style-name="ce28"/>
          <table:table-cell table:style-name="ce33"/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15" office:value-type="string" calcext:value-type="string">
            <text:p>Nombre</text:p>
          </table:table-cell>
          <table:table-cell table:style-name="ce24" office:value-type="string" calcext:value-type="string">
            <text:p>Ejemplo</text:p>
          </table:table-cell>
          <table:table-cell table:style-name="ce24" office:value-type="string" calcext:value-type="string">
            <text:p>Enlace</text:p>
          </table:table-cell>
          <table:table-cell table:style-name="ce33"/>
          <table:table-cell table:number-columns-repeated="1018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Creacionales</text:p>
          </table:table-cell>
          <table:covered-table-cell table:style-name="ce16"/>
          <table:covered-table-cell table:number-columns-repeated="2" table:style-name="ce8"/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Singleton</text:p>
          </table:table-cell>
          <table:table-cell table:style-name="ce25" office:value-type="string" calcext:value-type="string">
            <text:p>Creando Log</text:p>
          </table:table-cell>
          <table:table-cell table:style-name="ce26" office:value-type="string" calcext:value-type="string">
            <text:p><text:a xlink:href="http://jsbsan.blogspot.com.es/2013/12/patron-singleton-ejemplo-creando-log.html" xlink:type="simple">http://jsbsan.blogspot.com.es/2013/12/patron-singleton-ejemplo-creando-log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Builder</text:p>
          </table:table-cell>
          <table:table-cell table:style-name="ce25" office:value-type="string" calcext:value-type="string">
            <text:p>Fabricar vehiculos de marca determinada.</text:p>
          </table:table-cell>
          <table:table-cell table:style-name="ce26" office:value-type="string" calcext:value-type="string">
            <text:p><text:a xlink:href="http://jsbsan.blogspot.com.es/2013/11/patron-builder-ejemplo-creando-coches.html" xlink:type="simple">http://jsbsan.blogspot.com.es/2013/11/patron-builder-ejemplo-creando-coches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Prototype</text:p>
          </table:table-cell>
          <table:table-cell table:style-name="ce25" office:value-type="string" calcext:value-type="string">
            <text:p>tipos de Tv</text:p>
          </table:table-cell>
          <table:table-cell table:style-name="ce29" office:value-type="string" calcext:value-type="string">
            <text:p><text:a xlink:href="http://jsbsan.blogspot.com.es/2014/01/patron-prototype-ejemplo-tipos-de.html" xlink:type="simple">http://jsbsan.blogspot.com.es/2014/01/patron-prototype-ejemplo-tipos-de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Abstract Factory</text:p>
          </table:table-cell>
          <table:table-cell table:style-name="ce25" office:value-type="string" calcext:value-type="string">
            <text:p>La fabrica de vehiculos</text:p>
          </table:table-cell>
          <table:table-cell table:style-name="ce30" office:value-type="string" calcext:value-type="string">
            <text:p><text:a xlink:href="http://jsbsan.blogspot.com.es/2013/10/patron-abstract-factory-la-fabrica-de.html" xlink:type="simple">http://jsbsan.blogspot.com.es/2013/10/patron-abstract-factory-la-fabrica-de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Factory Method</text:p>
          </table:table-cell>
          <table:table-cell table:style-name="ce25"/>
          <table:table-cell table:style-name="ce29"/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/>
          <table:table-cell table:style-name="ce25"/>
          <table:table-cell table:style-name="ce29"/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8" office:value-type="string" calcext:value-type="string" table:number-columns-spanned="4" table:number-rows-spanned="1">
            <text:p>Estructurales</text:p>
          </table:table-cell>
          <table:covered-table-cell table:style-name="ce16"/>
          <table:covered-table-cell table:number-columns-repeated="2" table:style-name="ce8"/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Adapter</text:p>
          </table:table-cell>
          <table:table-cell table:style-name="ce25" office:value-type="string" calcext:value-type="string">
            <text:p>Tipos de Motor</text:p>
          </table:table-cell>
          <table:table-cell table:style-name="ce26" office:value-type="string" calcext:value-type="string">
            <text:p><text:a xlink:href="http://jsbsan.blogspot.com.es/2013/12/patron-adaptador-ejemplo-tipos-de-motor.html" xlink:type="simple">http://jsbsan.blogspot.com.es/2013/12/patron-adaptador-ejemplo-tipos-de-motor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Decorador</text:p>
          </table:table-cell>
          <table:table-cell table:style-name="ce25" office:value-type="string" calcext:value-type="string">
            <text:p>Cafés y Condimentos: recursividad</text:p>
          </table:table-cell>
          <table:table-cell table:style-name="ce30" office:value-type="string" calcext:value-type="string">
            <text:p><text:a xlink:href="http://jsbsan.blogspot.com.es/2013/10/patron-decorador-cafes-y-condimentos.html" xlink:type="simple">http://jsbsan.blogspot.com.es/2013/10/patron-decorador-cafes-y-condimentos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Bridge</text:p>
          </table:table-cell>
          <table:table-cell table:style-name="ce25" office:value-type="string" calcext:value-type="string">
            <text:p>Dibujando punteado y normal</text:p>
          </table:table-cell>
          <table:table-cell table:style-name="ce26" office:value-type="string" calcext:value-type="string">
            <text:p><text:a xlink:href="http://jsbsan.blogspot.com.es/2013/12/patron-bridge-ejemplo-dibujando.html" xlink:type="simple">http://jsbsan.blogspot.com.es/2013/12/patron-bridge-ejemplo-dibujando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Composite</text:p>
          </table:table-cell>
          <table:table-cell table:style-name="ce25" office:value-type="string" calcext:value-type="string">
            <text:p>Cálculo de gasto de sueldos mensuales</text:p>
          </table:table-cell>
          <table:table-cell table:style-name="ce30" office:value-type="string" calcext:value-type="string">
            <text:p><text:a xlink:href="http://jsbsan.blogspot.com.es/2013/11/patron-composite-ejemplos-calculo-de.html" xlink:type="simple">http://jsbsan.blogspot.com.es/2013/11/patron-composite-ejemplos-calculo-de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Flyweight</text:p>
          </table:table-cell>
          <table:table-cell table:style-name="ce25" office:value-type="string" calcext:value-type="string">
            <text:p>Formatos de tipo de letra y tamaño</text:p>
          </table:table-cell>
          <table:table-cell table:style-name="ce29" office:value-type="string" calcext:value-type="string">
            <text:p><text:a xlink:href="http://jsbsan.blogspot.com.es/2014/01/patron-flyweight-ejemplo-formatos-de.html" xlink:type="simple">http://jsbsan.blogspot.com.es/2014/01/patron-flyweight-ejemplo-formatos-de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Facade</text:p>
          </table:table-cell>
          <table:table-cell table:style-name="ce25" office:value-type="string" calcext:value-type="string">
            <text:p>Inmobiliaria: Clientes y departamentos</text:p>
          </table:table-cell>
          <table:table-cell table:style-name="ce26" office:value-type="string" calcext:value-type="string">
            <text:p><text:a xlink:href="http://jsbsan.blogspot.com.es/2013/11/patron-facade-fachada-ejemplo-de.html" xlink:type="simple">http://jsbsan.blogspot.com.es/2013/11/patron-facade-fachada-ejemplo-de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Proxy</text:p>
          </table:table-cell>
          <table:table-cell table:style-name="ce26" office:value-type="string" calcext:value-type="string">
            <text:p>Realizar un control de acceso a recursos y/o partes del programa</text:p>
          </table:table-cell>
          <table:table-cell table:style-name="ce26" office:value-type="string" calcext:value-type="string">
            <text:p><text:a xlink:href="http://jsbsan.blogspot.com.es/2013/12/patron-proxy-ejemplo-realizar-un.html" xlink:type="simple">http://jsbsan.blogspot.com.es/2013/12/patron-proxy-ejemplo-realizar-un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Delegation</text:p>
          </table:table-cell>
          <table:table-cell table:style-name="ce25" office:value-type="string" calcext:value-type="string">
            <text:p>Empleado de Tienda</text:p>
          </table:table-cell>
          <table:table-cell table:style-name="ce26" office:value-type="string" calcext:value-type="string">
            <text:p><text:a xlink:href="http://jsbsan.blogspot.com.es/2013/12/patron-delegation-ejemplo-empleado-de.html" xlink:type="simple">http://jsbsan.blogspot.com.es/2013/12/patron-delegation-ejemplo-empleado-de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/>
          <table:table-cell table:style-name="ce25"/>
          <table:table-cell table:style-name="ce29"/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10" office:value-type="string" calcext:value-type="string" table:number-columns-spanned="4" table:number-rows-spanned="1">
            <text:p>Comportamiento</text:p>
          </table:table-cell>
          <table:covered-table-cell table:style-name="ce18"/>
          <table:covered-table-cell table:number-columns-repeated="2" table:style-name="ce10"/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Chain of Responsability</text:p>
          </table:table-cell>
          <table:table-cell table:style-name="ce25" office:value-type="string" calcext:value-type="string">
            <text:p>Ordenes a Rambo</text:p>
          </table:table-cell>
          <table:table-cell table:style-name="ce30" office:value-type="string" calcext:value-type="string">
            <text:p><text:a xlink:href="http://jsbsan.blogspot.com.es/2013/11/patron-chain-of-responsibility-cadena.html" xlink:type="simple">http://jsbsan.blogspot.com.es/2013/11/patron-chain-of-responsibility-cadena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Command</text:p>
          </table:table-cell>
          <table:table-cell table:style-name="ce25" office:value-type="string" calcext:value-type="string">
            <text:p>Implementar Deshacer y Rehacer ordenes</text:p>
          </table:table-cell>
          <table:table-cell table:style-name="ce30" office:value-type="string" calcext:value-type="string">
            <text:p><text:a xlink:href="http://jsbsan.blogspot.com.es/2013/11/patron-command-implementar-deshacer-y.html" xlink:type="simple">http://jsbsan.blogspot.com.es/2013/11/patron-command-implementar-deshacer-y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Interpreter</text:p>
          </table:table-cell>
          <table:table-cell table:style-name="ce25" office:value-type="string" calcext:value-type="string">
            <text:p>Evaluador de expresiones</text:p>
          </table:table-cell>
          <table:table-cell table:style-name="ce29" office:value-type="string" calcext:value-type="string">
            <text:p><text:a xlink:href="http://jsbsan.blogspot.com.es/2013/12/patron-interpreter-ejemplo-evaluador-de.html" xlink:type="simple">http://jsbsan.blogspot.com.es/2013/12/patron-interpreter-ejemplo-evaluador-de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Iterator</text:p>
          </table:table-cell>
          <table:table-cell table:style-name="ce25" office:value-type="string" calcext:value-type="string">
            <text:p>Reccorrer una lista de diversas formas</text:p>
          </table:table-cell>
          <table:table-cell table:style-name="ce26" office:value-type="string" calcext:value-type="string">
            <text:p><text:a xlink:href="http://jsbsan.blogspot.com.es/2013/12/patron-iterator-ejemplo-recorrer-una.html" xlink:type="simple">http://jsbsan.blogspot.com.es/2013/12/patron-iterator-ejemplo-recorrer-una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Mediator</text:p>
          </table:table-cell>
          <table:table-cell table:style-name="ce25" office:value-type="string" calcext:value-type="string">
            <text:p>Chat y Conferencia</text:p>
          </table:table-cell>
          <table:table-cell table:style-name="ce26" office:value-type="string" calcext:value-type="string">
            <text:p><text:a xlink:href="http://jsbsan.blogspot.com.es/2013/11/patron-mediator-ejemplos-chat-y.html" xlink:type="simple">http://jsbsan.blogspot.com.es/2013/11/patron-mediator-ejemplos-chat-y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Memento</text:p>
          </table:table-cell>
          <table:table-cell table:style-name="ce25" office:value-type="string" calcext:value-type="string">
            <text:p>Marcador de futbol</text:p>
          </table:table-cell>
          <table:table-cell table:style-name="ce26" office:value-type="string" calcext:value-type="string">
            <text:p><text:a xlink:href="http://jsbsan.blogspot.com.es/2013/12/patron-memento-ejemplo-marcador-de.html" xlink:type="simple">http://jsbsan.blogspot.com.es/2013/12/patron-memento-ejemplo-marcador-de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Observer</text:p>
          </table:table-cell>
          <table:table-cell table:style-name="ce25" office:value-type="string" calcext:value-type="string">
            <text:p>Estación Meteorológica</text:p>
          </table:table-cell>
          <table:table-cell table:style-name="ce30" office:value-type="string" calcext:value-type="string">
            <text:p><text:a xlink:href="http://jsbsan.blogspot.com.es/2013/10/el-patron-observer-estacion.html" xlink:type="simple">http://jsbsan.blogspot.com.es/2013/10/el-patron-observer-estacion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State</text:p>
          </table:table-cell>
          <table:table-cell table:style-name="ce25" office:value-type="string" calcext:value-type="string">
            <text:p>Conexion/Desconexion y Ventanilla del Banco</text:p>
          </table:table-cell>
          <table:table-cell table:style-name="ce26" office:value-type="string" calcext:value-type="string">
            <text:p><text:a xlink:href="http://jsbsan.blogspot.com.es/2013/12/patron-proxy-ejemplo-realizar-un.html" xlink:type="simple">http://jsbsan.blogspot.com.es/2013/12/patron-proxy-ejemplo-realizar-un.html</text:a> 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Strategy</text:p>
          </table:table-cell>
          <table:table-cell table:style-name="ce25" office:value-type="string" calcext:value-type="string">
            <text:p>Pato: Formas de volar</text:p>
          </table:table-cell>
          <table:table-cell table:style-name="ce30" office:value-type="string" calcext:value-type="string">
            <text:p><text:a xlink:href="http://jsbsan.blogspot.com.es/2013/10/el-principio-solid-de-open-closed-el.html" xlink:type="simple">http://jsbsan.blogspot.com.es/2013/10/el-principio-solid-de-open-closed-el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Template Method</text:p>
          </table:table-cell>
          <table:table-cell table:style-name="ce25" office:value-type="string" calcext:value-type="string">
            <text:p>Valoración de un equipo de futbol</text:p>
          </table:table-cell>
          <table:table-cell table:style-name="ce30" office:value-type="string" calcext:value-type="string">
            <text:p><text:a xlink:href="http://jsbsan.blogspot.com.es/2013/10/patron-de-diseno-template-method.html" xlink:type="simple">http://jsbsan.blogspot.com.es/2013/10/patron-de-diseno-template-method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/>
          <table:table-cell table:style-name="ce9"/>
          <table:table-cell table:style-name="ce17" office:value-type="string" calcext:value-type="string">
            <text:p>Visitor</text:p>
          </table:table-cell>
          <table:table-cell table:style-name="ce25" office:value-type="string" calcext:value-type="string">
            <text:p>Cliente y Operador: añadiendo métodos</text:p>
          </table:table-cell>
          <table:table-cell table:style-name="ce30" office:value-type="string" calcext:value-type="string">
            <text:p><text:a xlink:href="http://jsbsan.blogspot.com.es/2013/11/patron-visitor-ejemplo-cliente-y.html" xlink:type="simple">http://jsbsan.blogspot.com.es/2013/11/patron-visitor-ejemplo-cliente-y.html</text:a>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3"/>
          <table:table-cell table:style-name="ce11"/>
          <table:table-cell table:style-name="ce19"/>
          <table:table-cell table:style-name="ce27"/>
          <table:table-cell table:style-name="ce31"/>
          <table:table-cell table:style-name="ce34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12"/>
          <table:table-cell table:style-name="ce21"/>
          <table:table-cell table:number-columns-repeated="1020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number-columns-repeated="1020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number-columns-repeated="1020"/>
        </table:table-row>
        <table:table-row table:style-name="ro1">
          <table:table-cell table:number-columns-repeated="2"/>
          <table:table-cell table:style-name="ce20"/>
          <table:table-cell table:style-name="ce21"/>
          <table:table-cell table:number-columns-repeated="1020"/>
        </table:table-row>
        <table:table-row table:style-name="ro1" table:number-rows-repeated="65491">
          <table:table-cell table:number-columns-repeated="2"/>
          <table:table-cell table:style-name="ce12"/>
          <table:table-cell table:style-name="ce21"/>
          <table:table-cell table:number-columns-repeated="102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6" table:number-rows-repeated="65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6" table:number-rows-repeated="655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000" number:language="es" number:country="AR">
      <number:number number:min-integer-digits="1"/>
    </number:number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8P0"/>
    </number:currency-style>
    <number:currency-style style:name="N10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10P0"/>
    </number:currency-style>
    <number:currency-style style:name="N10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11P0"/>
    </number:currency-style>
    <number:date-style style:name="N10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AR">
      <number:day number:style="long"/>
      <number:text>-</number:text>
      <number:month number:textual="true"/>
    </number:date-style>
    <number:date-style style:name="N10114" number:language="es" number:country="AR">
      <number:month number:textual="true"/>
      <number:text>-</number:text>
      <number:year/>
    </number:date-style>
    <number:date-style style:name="N10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s" number:country="AR">
      <number:number number:decimal-places="0" number:min-integer-digits="1" number:grouping="true"/>
    </number:number-style>
    <number:number-style style:name="N10116" number:language="es" number:country="AR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0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number:min-integer-digits="1" number:grouping="true"/>
    </number:number-style>
    <number:number-style style:name="N10118" number:language="es" number:country="AR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AR">
      <number:number number:decimal-places="0" number:min-integer-digits="1" number:grouping="true"/>
      <number:text> </number:text>
    </number:number-style>
    <number:number-style style:name="N10123P1" style:volatile="true" number:language="es" number:country="AR"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s" number:country="AR">
      <number:text>- </number:text>
    </number:number-style>
    <number:text-style style:name="N10123" number:language="es" number:country="A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10127P2" style:volatile="true" number:language="es" number:country="AR">
      <number:currency-symbol/>
      <number:text> - </number:text>
    </number:currency-style>
    <number:text-style style:name="N10127" number:language="es" number:country="A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AR">
      <number:number number:decimal-places="2" number:min-integer-digits="1" number:grouping="true"/>
      <number:text> </number:text>
    </number:number-style>
    <number:number-style style:name="N10131P1" style:volatile="true" number:language="es" number:country="AR"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s" number:country="AR">
      <number:text>-</number:text>
      <number:number number:decimal-places="0" number:min-integer-digits="0"/>
      <number:text> </number:text>
    </number:number-style>
    <number:text-style style:name="N10131" number:language="es" number:country="A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10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10135" number:language="es" number:country="A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s" number:country="AR">
      <number:minutes number:style="long"/>
      <number:text>:</number:text>
      <number:seconds number:style="long"/>
    </number:time-style>
    <number:time-style style:name="N10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s" number:country="AR">
      <number:minutes number:style="long"/>
      <number:text>:</number:text>
      <number:seconds number:style="long" number:decimal-places="1"/>
    </number:time-style>
    <number:number-style style:name="N10139" number:language="es" number:country="A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Sanchez Berro</meta:initial-creator>
    <meta:print-date>2013-11-15T12:30:01</meta:print-date>
    <meta:creation-date>2013-11-15T12:06:15</meta:creation-date>
    <dc:date>2014-01-03T13:21:48.651133141</dc:date>
    <meta:generator>LibreOffice/4.1.0.4$Linux_x86 LibreOffice_project/410m0$Build-4</meta:generator>
    <meta:editing-duration>PT15M58S</meta:editing-duration>
    <meta:editing-cycles>3</meta:editing-cycles>
    <meta:document-statistic meta:table-count="3" meta:cell-count="77" meta:object-count="0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